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3A0B97225359CA399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0.488cm" draw:z-index="0"><draw:image xlink:href="Pictures/1000000000000302000003A0B97225359CA399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1:09.030000000</meta:creation-date>
    <dc:date>2018-10-13T12:52:22.791000000</dc:date>
    <meta:editing-duration>PT34S</meta:editing-duration>
    <meta:editing-cycles>2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